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5391" officeooo:paragraph-rsid="001a5391"/>
    </style:style>
    <style:style style:name="P2" style:family="paragraph" style:parent-style-name="Standard">
      <style:text-properties officeooo:rsid="001bfa81" officeooo:paragraph-rsid="002299b0"/>
    </style:style>
    <style:style style:name="P3" style:family="paragraph" style:parent-style-name="Standard">
      <style:text-properties officeooo:rsid="001bfa81" officeooo:paragraph-rsid="0023d6c9"/>
    </style:style>
    <style:style style:name="P4" style:family="paragraph" style:parent-style-name="Standard">
      <style:text-properties officeooo:rsid="001bfa81" officeooo:paragraph-rsid="0025878b"/>
    </style:style>
    <style:style style:name="P5" style:family="paragraph" style:parent-style-name="Standard">
      <style:text-properties officeooo:rsid="001bfa81" officeooo:paragraph-rsid="00267405"/>
    </style:style>
    <style:style style:name="P6" style:family="paragraph" style:parent-style-name="Standard">
      <style:text-properties officeooo:rsid="001bfa81" officeooo:paragraph-rsid="0026a290"/>
    </style:style>
    <style:style style:name="P7" style:family="paragraph" style:parent-style-name="Standard">
      <style:text-properties officeooo:rsid="001bfa81" officeooo:paragraph-rsid="00286b07"/>
    </style:style>
    <style:style style:name="P8" style:family="paragraph" style:parent-style-name="Standard">
      <style:text-properties officeooo:rsid="001bfa81" officeooo:paragraph-rsid="0029d2e4"/>
    </style:style>
    <style:style style:name="P9" style:family="paragraph" style:parent-style-name="Standard">
      <style:text-properties officeooo:rsid="001bfa81" officeooo:paragraph-rsid="002d0617"/>
    </style:style>
    <style:style style:name="P10" style:family="paragraph" style:parent-style-name="Standard">
      <style:text-properties officeooo:rsid="001bfa81" officeooo:paragraph-rsid="002e658f"/>
    </style:style>
    <style:style style:name="P11" style:family="paragraph" style:parent-style-name="Standard">
      <style:text-properties fo:font-weight="bold" officeooo:rsid="001bfa81" officeooo:paragraph-rsid="002299b0" style:font-weight-asian="bold" style:font-weight-complex="bold"/>
    </style:style>
    <style:style style:name="P12" style:family="paragraph" style:parent-style-name="Standard">
      <style:text-properties fo:font-weight="bold" officeooo:rsid="001a5391" officeooo:paragraph-rsid="001a5391" style:font-weight-asian="bold" style:font-weight-complex="bold"/>
    </style:style>
    <style:style style:name="P13" style:family="paragraph" style:parent-style-name="Standard">
      <style:text-properties fo:font-style="normal" style:text-underline-style="none" fo:font-weight="normal" officeooo:rsid="001bfa81" officeooo:paragraph-rsid="002299b0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normal" officeooo:rsid="001bfa81" officeooo:paragraph-rsid="0023d6c9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fo:font-weight="normal" officeooo:rsid="001bfa81" officeooo:paragraph-rsid="0025878b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none" fo:font-weight="normal" officeooo:rsid="001bfa81" officeooo:paragraph-rsid="00267405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style:text-underline-style="none" fo:font-weight="normal" officeooo:rsid="001bfa81" officeooo:paragraph-rsid="00286b07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style:text-underline-style="none" fo:font-weight="normal" officeooo:rsid="001bfa81" officeooo:paragraph-rsid="0029d2e4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style:text-underline-style="none" fo:font-weight="normal" officeooo:rsid="001bfa81" officeooo:paragraph-rsid="002d0617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style:text-underline-style="none" fo:font-weight="normal" officeooo:rsid="001bfa81" officeooo:paragraph-rsid="002e658f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style:text-underline-style="none" fo:font-weight="normal" officeooo:rsid="001c4ef5" officeooo:paragraph-rsid="002299b0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style:text-underline-style="none" fo:font-weight="normal" officeooo:rsid="0025878b" officeooo:paragraph-rsid="0025878b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style:text-underline-style="none" fo:font-weight="normal" officeooo:rsid="0025878b" officeooo:paragraph-rsid="00267405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style:text-underline-style="none" fo:font-weight="normal" officeooo:rsid="002bb521" officeooo:paragraph-rsid="002ce1b8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style:text-underline-style="none" fo:font-weight="normal" officeooo:rsid="002bb521" officeooo:paragraph-rsid="002d0617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style:text-underline-style="none" fo:font-weight="normal" officeooo:rsid="002bb521" officeooo:paragraph-rsid="002e658f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style:text-underline-style="none" fo:font-weight="normal" officeooo:rsid="002d0617" officeooo:paragraph-rsid="002d0617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style:text-underline-style="none" fo:font-weight="normal" officeooo:rsid="002d0617" officeooo:paragraph-rsid="002e658f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style:text-underline-style="none" fo:font-weight="normal" officeooo:rsid="0023d6c9" officeooo:paragraph-rsid="00286b07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style:text-underline-style="none" fo:font-weight="normal" officeooo:rsid="00267405" officeooo:paragraph-rsid="00286b07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style:text-underline-style="none" fo:font-weight="normal" officeooo:rsid="00408b35" officeooo:paragraph-rsid="00408b35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style:text-underline-style="none" fo:font-weight="normal" officeooo:rsid="0040f4da" officeooo:paragraph-rsid="0040f4da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officeooo:rsid="002299b0" officeooo:paragraph-rsid="002299b0"/>
    </style:style>
    <style:style style:name="P34" style:family="paragraph" style:parent-style-name="Standard">
      <style:text-properties officeooo:rsid="002299b0" officeooo:paragraph-rsid="0023d6c9"/>
    </style:style>
    <style:style style:name="P35" style:family="paragraph" style:parent-style-name="Standard">
      <style:text-properties officeooo:rsid="002299b0" officeooo:paragraph-rsid="0025878b"/>
    </style:style>
    <style:style style:name="P36" style:family="paragraph" style:parent-style-name="Standard">
      <style:text-properties officeooo:rsid="002299b0" officeooo:paragraph-rsid="00267405"/>
    </style:style>
    <style:style style:name="P37" style:family="paragraph" style:parent-style-name="Standard">
      <style:text-properties officeooo:rsid="0025878b" officeooo:paragraph-rsid="0025878b"/>
    </style:style>
    <style:style style:name="P38" style:family="paragraph" style:parent-style-name="Standard">
      <style:text-properties fo:font-style="italic" style:text-underline-style="none" fo:font-weight="normal" officeooo:rsid="001c4ef5" officeooo:paragraph-rsid="0023d6c9" style:font-style-asian="italic" style:font-weight-asian="normal" style:font-style-complex="italic" style:font-weight-complex="normal"/>
    </style:style>
    <style:style style:name="P39" style:family="paragraph" style:parent-style-name="Standard">
      <style:text-properties fo:font-weight="normal" officeooo:rsid="00267405" officeooo:paragraph-rsid="00267405" style:font-weight-asian="normal" style:font-weight-complex="normal"/>
    </style:style>
    <style:style style:name="P40" style:family="paragraph" style:parent-style-name="Standard">
      <style:text-properties fo:font-weight="normal" officeooo:rsid="00267405" officeooo:paragraph-rsid="00286b07" style:font-weight-asian="normal" style:font-weight-complex="normal"/>
    </style:style>
    <style:style style:name="P41" style:family="paragraph" style:parent-style-name="Standard">
      <style:text-properties fo:font-weight="normal" officeooo:rsid="00267405" officeooo:paragraph-rsid="0029d2e4" style:font-weight-asian="normal" style:font-weight-complex="normal"/>
    </style:style>
    <style:style style:name="P42" style:family="paragraph" style:parent-style-name="Standard">
      <style:text-properties fo:font-weight="normal" officeooo:rsid="00267405" officeooo:paragraph-rsid="002d0617" style:font-weight-asian="normal" style:font-weight-complex="normal"/>
    </style:style>
    <style:style style:name="P43" style:family="paragraph" style:parent-style-name="Standard">
      <style:text-properties fo:font-weight="normal" officeooo:rsid="00267405" officeooo:paragraph-rsid="002e658f" style:font-weight-asian="normal" style:font-weight-complex="normal"/>
    </style:style>
    <style:style style:name="P44" style:family="paragraph" style:parent-style-name="Standard">
      <style:text-properties fo:font-weight="normal" officeooo:rsid="002d0617" officeooo:paragraph-rsid="002d0617" style:font-weight-asian="normal" style:font-weight-complex="normal"/>
    </style:style>
    <style:style style:name="P45" style:family="paragraph" style:parent-style-name="Standard">
      <style:text-properties fo:font-weight="normal" officeooo:rsid="002d0617" officeooo:paragraph-rsid="002e658f" style:font-weight-asian="normal" style:font-weight-complex="normal"/>
    </style:style>
    <style:style style:name="P46" style:family="paragraph" style:parent-style-name="Standard">
      <style:text-properties fo:font-weight="normal" officeooo:rsid="001a5391" officeooo:paragraph-rsid="001a5391" style:font-weight-asian="normal" style:font-weight-complex="normal"/>
    </style:style>
    <style:style style:name="P47" style:family="paragraph" style:parent-style-name="Standard">
      <style:text-properties fo:font-weight="normal" officeooo:rsid="003470a9" officeooo:paragraph-rsid="003470a9" style:font-weight-asian="normal" style:font-weight-complex="normal"/>
    </style:style>
    <style:style style:name="P48" style:family="paragraph" style:parent-style-name="Standard">
      <style:text-properties style:text-underline-style="solid" style:text-underline-width="auto" style:text-underline-color="font-color" fo:font-weight="bold" officeooo:rsid="001a5391" officeooo:paragraph-rsid="001a5391" style:font-weight-asian="bold" style:font-weight-complex="bold"/>
    </style:style>
    <style:style style:name="P49" style:family="paragraph" style:parent-style-name="Standard">
      <style:text-properties style:text-underline-style="solid" style:text-underline-width="auto" style:text-underline-color="font-color" officeooo:rsid="001bfa81" officeooo:paragraph-rsid="002299b0"/>
    </style:style>
    <style:style style:name="P50" style:family="paragraph" style:parent-style-name="Standard">
      <style:text-properties style:text-underline-style="solid" style:text-underline-width="auto" style:text-underline-color="font-color" officeooo:paragraph-rsid="002299b0"/>
    </style:style>
    <style:style style:name="P51" style:family="paragraph" style:parent-style-name="Standard">
      <style:text-properties style:text-underline-style="solid" style:text-underline-width="auto" style:text-underline-color="font-color" officeooo:paragraph-rsid="0023d6c9"/>
    </style:style>
    <style:style style:name="P52" style:family="paragraph" style:parent-style-name="Standard">
      <style:text-properties style:text-underline-style="solid" style:text-underline-width="auto" style:text-underline-color="font-color" officeooo:paragraph-rsid="0025878b"/>
    </style:style>
    <style:style style:name="P53" style:family="paragraph" style:parent-style-name="Standard">
      <style:text-properties style:text-underline-style="solid" style:text-underline-width="auto" style:text-underline-color="font-color" officeooo:paragraph-rsid="00267405"/>
    </style:style>
    <style:style style:name="P54" style:family="paragraph" style:parent-style-name="Standard">
      <style:text-properties style:text-underline-style="solid" style:text-underline-width="auto" style:text-underline-color="font-color" officeooo:paragraph-rsid="00286b07"/>
    </style:style>
    <style:style style:name="P55" style:family="paragraph" style:parent-style-name="Standard">
      <style:text-properties style:text-underline-style="solid" style:text-underline-width="auto" style:text-underline-color="font-color" officeooo:paragraph-rsid="0029d2e4"/>
    </style:style>
    <style:style style:name="P56" style:family="paragraph" style:parent-style-name="Standard">
      <style:text-properties style:text-underline-style="solid" style:text-underline-width="auto" style:text-underline-color="font-color" officeooo:paragraph-rsid="002d0617"/>
    </style:style>
    <style:style style:name="P57" style:family="paragraph" style:parent-style-name="Standard">
      <style:text-properties style:text-underline-style="solid" style:text-underline-width="auto" style:text-underline-color="font-color" officeooo:paragraph-rsid="002e658f"/>
    </style:style>
    <style:style style:name="P58" style:family="paragraph" style:parent-style-name="Standard">
      <style:text-properties officeooo:rsid="0036d004" officeooo:paragraph-rsid="0036d004"/>
    </style:style>
    <style:style style:name="P59" style:family="paragraph" style:parent-style-name="Text_20_body">
      <style:text-properties officeooo:paragraph-rsid="0035b70a"/>
    </style:style>
    <style:style style:name="P60" style:family="paragraph" style:parent-style-name="Text_20_body">
      <style:text-properties fo:font-weight="normal" officeooo:rsid="001a5391" officeooo:paragraph-rsid="0035b70a" style:font-weight-asian="normal" style:font-weight-complex="normal"/>
    </style:style>
    <style:style style:name="P61" style:family="paragraph" style:parent-style-name="Standard">
      <style:text-properties fo:font-weight="bold" officeooo:rsid="001bfa81" officeooo:paragraph-rsid="00286b07" style:font-weight-asian="bold" style:font-weight-complex="bold"/>
    </style:style>
    <style:style style:name="P62" style:family="paragraph" style:parent-style-name="Standard">
      <style:text-properties fo:font-weight="bold" officeooo:rsid="001bfa81" officeooo:paragraph-rsid="002d0617" style:font-weight-asian="bold" style:font-weight-complex="bold"/>
    </style:style>
    <style:style style:name="P63" style:family="paragraph" style:parent-style-name="Standard">
      <style:text-properties fo:font-weight="bold" officeooo:rsid="001bfa81" officeooo:paragraph-rsid="002e658f" style:font-weight-asian="bold" style:font-weight-complex="bold"/>
    </style:style>
    <style:style style:name="P64" style:family="paragraph" style:parent-style-name="Standard">
      <style:text-properties fo:font-weight="bold" officeooo:rsid="002299b0" officeooo:paragraph-rsid="002e658f" style:font-weight-asian="bold" style:font-weight-complex="bold"/>
    </style:style>
    <style:style style:name="P65" style:family="paragraph" style:parent-style-name="Standard">
      <style:text-properties officeooo:rsid="001a5391" officeooo:paragraph-rsid="001a5391"/>
    </style:style>
    <style:style style:name="P66" style:family="paragraph" style:parent-style-name="Standard">
      <style:text-properties officeooo:rsid="001bfa81" officeooo:paragraph-rsid="002299b0"/>
    </style:style>
    <style:style style:name="P67" style:family="paragraph" style:parent-style-name="Standard">
      <style:text-properties officeooo:rsid="001bfa81" officeooo:paragraph-rsid="0023d6c9"/>
    </style:style>
    <style:style style:name="P68" style:family="paragraph" style:parent-style-name="Standard">
      <style:text-properties officeooo:rsid="001bfa81" officeooo:paragraph-rsid="0025878b"/>
    </style:style>
    <style:style style:name="P69" style:family="paragraph" style:parent-style-name="Standard">
      <style:text-properties officeooo:rsid="001bfa81" officeooo:paragraph-rsid="00267405"/>
    </style:style>
    <style:style style:name="P70" style:family="paragraph" style:parent-style-name="Standard">
      <style:text-properties officeooo:rsid="001bfa81" officeooo:paragraph-rsid="00286b07"/>
    </style:style>
    <style:style style:name="P71" style:family="paragraph" style:parent-style-name="Standard">
      <style:text-properties officeooo:rsid="001bfa81" officeooo:paragraph-rsid="0029d2e4"/>
    </style:style>
    <style:style style:name="P72" style:family="paragraph" style:parent-style-name="Standard">
      <style:text-properties officeooo:rsid="001bfa81" officeooo:paragraph-rsid="002d0617"/>
    </style:style>
    <style:style style:name="P73" style:family="paragraph" style:parent-style-name="Standard">
      <style:text-properties officeooo:rsid="001bfa81" officeooo:paragraph-rsid="002e658f"/>
    </style:style>
    <style:style style:name="P74" style:family="paragraph" style:parent-style-name="Standard">
      <style:text-properties fo:font-style="normal" style:text-underline-style="none" fo:font-weight="normal" officeooo:rsid="002d0617" officeooo:paragraph-rsid="002e658f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style:text-underline-style="solid" style:text-underline-width="auto" style:text-underline-color="font-color" officeooo:paragraph-rsid="00286b0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99b0" style:font-weight-asian="bold" style:font-weight-complex="bold"/>
    </style:style>
    <style:style style:name="T3" style:family="text">
      <style:text-properties fo:font-weight="bold" officeooo:rsid="001a5391" style:font-weight-asian="bold" style:font-weight-complex="bold"/>
    </style:style>
    <style:style style:name="T4" style:family="text">
      <style:text-properties fo:font-weight="bold" officeooo:rsid="001bfa81" style:font-weight-asian="bold" style:font-weight-complex="bold"/>
    </style:style>
    <style:style style:name="T5" style:family="text">
      <style:text-properties fo:font-weight="bold" officeooo:rsid="0029d2e4" style:font-weight-asian="bold" style:font-weight-complex="bold"/>
    </style:style>
    <style:style style:name="T6" style:family="text">
      <style:text-properties fo:font-weight="bold" officeooo:rsid="003348cc" style:font-weight-asian="bold" style:font-weight-complex="bold"/>
    </style:style>
    <style:style style:name="T7" style:family="text">
      <style:text-properties fo:font-weight="normal" officeooo:rsid="0023d6c9" style:font-weight-asian="normal" style:font-weight-complex="normal"/>
    </style:style>
    <style:style style:name="T8" style:family="text">
      <style:text-properties fo:font-weight="normal" officeooo:rsid="00267405" style:font-weight-asian="normal" style:font-weight-complex="normal"/>
    </style:style>
    <style:style style:name="T9" style:family="text">
      <style:text-properties fo:font-weight="normal" officeooo:rsid="00286b07" style:font-weight-asian="normal" style:font-weight-complex="normal"/>
    </style:style>
    <style:style style:name="T10" style:family="text">
      <style:text-properties fo:font-weight="normal" officeooo:rsid="0029d2e4" style:font-weight-asian="normal" style:font-weight-complex="normal"/>
    </style:style>
    <style:style style:name="T11" style:family="text">
      <style:text-properties fo:font-weight="normal" officeooo:rsid="002b46aa" style:font-weight-asian="normal" style:font-weight-complex="normal"/>
    </style:style>
    <style:style style:name="T12" style:family="text">
      <style:text-properties fo:font-weight="normal" officeooo:rsid="002d0617" style:font-weight-asian="normal" style:font-weight-complex="normal"/>
    </style:style>
    <style:style style:name="T13" style:family="text">
      <style:text-properties fo:font-weight="normal" officeooo:rsid="002e658f" style:font-weight-asian="normal" style:font-weight-complex="normal"/>
    </style:style>
    <style:style style:name="T14" style:family="text">
      <style:text-properties fo:font-weight="normal" officeooo:rsid="003348cc" style:font-weight-asian="normal" style:font-weight-complex="normal"/>
    </style:style>
    <style:style style:name="T1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2299b0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23d6c9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25878b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267405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286b07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2b46aa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2d0617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2e658f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304fa7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3b9a37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7" style:family="text">
      <style:text-properties fo:font-style="normal" style:text-underline-style="none" fo:font-weight="bold" officeooo:rsid="001c4ef5" style:font-style-asian="normal" style:font-weight-asian="bold" style:font-style-complex="normal" style:font-weight-complex="bold"/>
    </style:style>
    <style:style style:name="T28" style:family="text">
      <style:text-properties fo:font-style="normal" style:text-underline-style="none" fo:font-weight="bold" officeooo:rsid="002299b0" style:font-style-asian="normal" style:font-weight-asian="bold" style:font-style-complex="normal" style:font-weight-complex="bold"/>
    </style:style>
    <style:style style:name="T29" style:family="text">
      <style:text-properties officeooo:rsid="002299b0"/>
    </style:style>
    <style:style style:name="T30" style:family="text">
      <style:text-properties officeooo:rsid="0029d2e4"/>
    </style:style>
    <style:style style:name="T31" style:family="text">
      <style:text-properties officeooo:rsid="002ce1b8"/>
    </style:style>
    <style:style style:name="T32" style:family="text">
      <style:text-properties officeooo:rsid="002d0617"/>
    </style:style>
    <style:style style:name="T33" style:family="text">
      <style:text-properties officeooo:rsid="002e658f"/>
    </style:style>
    <style:style style:name="T34" style:family="text">
      <style:text-properties officeooo:rsid="0030539f"/>
    </style:style>
    <style:style style:name="T35" style:family="text">
      <style:text-properties officeooo:rsid="003470a9"/>
    </style:style>
    <style:style style:name="T36" style:family="text">
      <style:text-properties officeooo:rsid="0035b70a"/>
    </style:style>
    <style:style style:name="T37" style:family="text">
      <style:text-properties officeooo:rsid="0036d004"/>
    </style:style>
    <style:style style:name="T38" style:family="text">
      <style:text-properties officeooo:rsid="001bfa81"/>
    </style:style>
    <style:style style:name="T39" style:family="text">
      <style:text-properties officeooo:rsid="0025878b"/>
    </style:style>
    <style:style style:name="T40" style:family="text">
      <style:text-properties style:text-line-through-style="none" style:text-line-through-type="none" fo:font-weight="bold" officeooo:rsid="001bfa81" style:font-weight-asian="bold" style:font-weight-complex="bold"/>
    </style:style>
    <style:style style:name="T41" style:family="text">
      <style:text-properties style:text-line-through-style="none" style:text-line-through-type="none" officeooo:rsid="001bfa8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Nowak Marcin</text:p>
      <text:p text:style-name="P1"><text:a xlink:type="simple" xlink:href="mailto:nowakmarcin@mail.com" text:style-name="Internet_20_link" text:visited-style-name="Visited_20_Internet_20_Link">nowakmarcin2204@gmail.com</text:a></text:p>
      <text:p text:style-name="P1"/>
      <text:p text:style-name="P1"/>
      <text:p text:style-name="P1"/>
      <text:p text:style-name="P48"><text:span text:style-name="T35">QA - </text:span>ZADANIE 2</text:p>
      <text:p text:style-name="P1"/>
      <text:p text:style-name="P12"><text:span text:style-name="T35">A. </text:span>Pytania wprowadzające:</text:p>
      <text:p text:style-name="P1"/>
      <text:p text:style-name="P12">1) Oceń, czy możliwe jest przetestowanie aplikacji w 100%? Uzasadnij.</text:p>
      <text:p text:style-name="P12"/>
      <text:p text:style-name="P47">Podstawowe aksjomaty testowania zakładają, że:</text:p>
      <text:p text:style-name="P47">- aplikacji nie da przetestować się całkowicie</text:p>
      <text:p text:style-name="P47">- czasem trudno powiedzieć, kiedy błąd jest błędem</text:p>
      <text:p text:style-name="P47">- znalezione błędy mogą generować nowe błędy.</text:p>
      <text:p text:style-name="P47"/>
      <text:p text:style-name="P47">Do tego dochodzą także:</text:p>
      <text:p text:style-name="P47">- ograniczenia czasowe</text:p>
      <text:p text:style-name="P47">- brak nieomylności czynnika ludzkiego</text:p>
      <text:p text:style-name="P47">- brak zdefiniowanego kryterium końca testów</text:p>
      <text:p text:style-name="P47">- <text:span text:style-name="T36">kolejne wymagania przekładają sie na niezliczoną liczbę potencjalnych przypadków testowych.</text:span></text:p>
      <text:p text:style-name="P1"/>
      <text:p text:style-name="P12">2) Kiedy można zakończyć testowanie?</text:p>
      <text:p text:style-name="P12"/>
      <text:p text:style-name="P46">Moment zakończenia testów oprogramowania może być trudny do określenia. </text:p>
      <text:p text:style-name="P60">Są jednak czynniki, które pomagają zdecydować o zakończeniu testów:</text:p>
      <text:p text:style-name="P59"><text:span text:style-name="T3">- </text:span>czas (data uruchomienia w środowisku produkcyjnym, data zakończenia testów aplikacji, tzw. Deadline<text:span text:style-name="T36">) <text:s text:c="143"/></text:span>- przypadki testowe (test cases) – odpowiedni procent przypadków testowych, których -wykonanie nie spowodowało wykrycia błędu. <text:s text:c="112"/>- wyczerpanie budżetu na testy <text:s text:c="109"/>- pokrycie kodu, funkcjonalności, wymagań w założonym zakresie <text:s text:c="52"/>- krzywa wykrywania błędów poniżej założonego wcześniej progu </text:p>
      <text:p text:style-name="P1"/>
      <text:p text:style-name="P12">3) "It's not a bug, it's a feature". Uzasadnij róźnicę jednym zdaniem.</text:p>
      <text:p text:style-name="P1"/>
      <text:p text:style-name="P58">Błąd, w przeciwieństwie do funkcji, jest elementem nieporządanym z punktu widzenia jaokości oprogramowania i zgodności ze specyfikacją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oft-page-break/><text:span text:style-name="T37">B. </text:span>Zadania praktyczne:</text:p>
      <text:p text:style-name="P1"/>
      <text:p text:style-name="P1"/>
      <text:p text:style-name="P11">PRZYPADK<text:span text:style-name="T37">I</text:span> TESTOW<text:span text:style-name="T34">E</text:span></text:p>
      <text:p text:style-name="P11"/>
      <text:p text:style-name="P11"/>
      <text:p text:style-name="P2"/>
      <text:p text:style-name="P50"><text:span text:style-name="T4">Identyfikator</text:span><text:span text:style-name="T38">: ID 1.1</text:span></text:p>
      <text:p text:style-name="P49"/>
      <text:p text:style-name="P6">- <text:span text:style-name="T1">Cel testu / Tytuł testu:</text:span> <text:span text:style-name="T29">AddWord: Poprawne dodanie pary słów </text:span><text:span text:style-name="T8">wordPln-wordEng:</text:span></text:p>
      <text:p text:style-name="P6"><text:span text:style-name="T8">Patronaż-Patronage </text:span><text:span text:style-name="T29">do słownika</text:span></text:p>
      <text:p text:style-name="P2"/>
      <text:p text:style-name="P2">- <text:span text:style-name="T1">Warunki początkowe: </text:span><text:span text:style-name="T16">w bazie danych nie istnieje para słów Patronaż – Patronage, </text:span></text:p>
      <text:p text:style-name="P13"/>
      <text:p text:style-name="P2"><text:span text:style-name="T15">- </text:span><text:span text:style-name="T26">Akcja / Kroki do wykonania:</text:span></text:p>
      <text:p text:style-name="P2"><text:span text:style-name="T15">1) </text:span><text:span text:style-name="T16">podanie wordPln: Patronaż </text:span></text:p>
      <text:p text:style-name="P2"><text:span text:style-name="T15">2) </text:span><text:span text:style-name="T16">podanie wordEng: Patronage</text:span></text:p>
      <text:p text:style-name="P13">3) <text:span text:style-name="T29">wywołanie operacji AddWord</text:span></text:p>
      <text:p text:style-name="P13"/>
      <text:p text:style-name="P2"><text:span text:style-name="T15">- </text:span><text:span text:style-name="T27">Oczekiwany wynik testu:</text:span></text:p>
      <text:p text:style-name="P2"><text:span text:style-name="T16">1)</text:span><text:span text:style-name="T28"> </text:span><text:span text:style-name="T16">W bazie danych znajduję sie para słów Patronaż-Patronage</text:span></text:p>
      <text:p text:style-name="P33"><text:span text:style-name="T15">2) Operacja zwraca komunikat: </text:span><text:span text:style-name="T17">&lt;tran: status&gt;Dodano do bazy danych</text:span></text:p>
      <text:p text:style-name="P21"/>
      <text:p text:style-name="P2"/>
      <text:p text:style-name="P2"/>
      <text:p text:style-name="P2"/>
      <text:p text:style-name="P51"><text:span text:style-name="T4">Identyfikator</text:span><text:span text:style-name="T38">: ID 1.2</text:span></text:p>
      <text:p text:style-name="P3"/>
      <text:p text:style-name="P3">- <text:span text:style-name="T1">Cel testu / Tytuł testu:</text:span> <text:span text:style-name="T29">AddWord: Przekroczenie ilości znaków w parametrze wordPln</text:span></text:p>
      <text:p text:style-name="P3"/>
      <text:p text:style-name="P3">- <text:span text:style-name="T1">Warunki początkowe: </text:span><text:span text:style-name="T7">dowolne dane w bazie danych</text:span></text:p>
      <text:p text:style-name="P14"/>
      <text:p text:style-name="P3"><text:span text:style-name="T15">- </text:span><text:span text:style-name="T26">Akcja / Kroki do wykonania:</text:span></text:p>
      <text:p text:style-name="P3"><text:span text:style-name="T15">1) </text:span><text:span text:style-name="T16">podanie wordPln: </text:span><text:span text:style-name="T17">ciąg znaków o długości 256 znaków</text:span></text:p>
      <text:p text:style-name="P3"><text:span text:style-name="T15">2) </text:span><text:span text:style-name="T16">podanie wordEng: Patronage</text:span></text:p>
      <text:p text:style-name="P14">3) <text:span text:style-name="T29">wywołanie operacji AddWord</text:span></text:p>
      <text:p text:style-name="P14"/>
      <text:p text:style-name="P3"><text:span text:style-name="T15">- </text:span><text:span text:style-name="T27">Oczekiwany wynik testu:</text:span></text:p>
      <text:p text:style-name="P3"><text:span text:style-name="T16">1)</text:span><text:span text:style-name="T28"> </text:span><text:span text:style-name="T16">W bazie danych </text:span><text:span text:style-name="T17">nic się nie dodało</text:span></text:p>
      <text:p text:style-name="P34"><text:span text:style-name="T15">2) Operacja zwraca komunikat: </text:span><text:span text:style-name="T18">could not execute statement</text:span></text:p>
      <text:p text:style-name="P37"><text:span text:style-name="T18">3</text:span><text:span text:style-name="T15">) Operacja zwraca kod błędu: SOAP-ENV:Server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52"><text:span text:style-name="T4">Identyfikator</text:span><text:span text:style-name="T38">: ID 1.3</text:span></text:p>
      <text:p text:style-name="P4"/>
      <text:p text:style-name="P4">- <text:span text:style-name="T1">Cel testu / Tytuł testu:</text:span> <text:span text:style-name="T29">AddWord: Przekroczenie ilości znaków w parametrze wordEng</text:span></text:p>
      <text:p text:style-name="P4"/>
      <text:p text:style-name="P4">- <text:span text:style-name="T1">Warunki początkowe: </text:span><text:span text:style-name="T7">dowolne dane w bazie danych</text:span></text:p>
      <text:p text:style-name="P15"/>
      <text:p text:style-name="P4"><text:span text:style-name="T15">- </text:span><text:span text:style-name="T26">Akcja / Kroki do wykonania:</text:span></text:p>
      <text:p text:style-name="P4"><text:span text:style-name="T15">1) </text:span><text:span text:style-name="T16">podanie wordPln: </text:span><text:span text:style-name="T18">Patronaż</text:span></text:p>
      <text:p text:style-name="P4"><text:span text:style-name="T15">2) </text:span><text:span text:style-name="T16">podanie wordEng: </text:span><text:span text:style-name="T17">ciąg znaków o długości 256 znaków</text:span></text:p>
      <text:p text:style-name="P15">3) <text:span text:style-name="T29">wywołanie operacji AddWord</text:span></text:p>
      <text:p text:style-name="P15"/>
      <text:p text:style-name="P4"><text:span text:style-name="T15">- </text:span><text:span text:style-name="T27">Oczekiwany wynik testu:</text:span></text:p>
      <text:p text:style-name="P4"><text:span text:style-name="T16">1)</text:span><text:span text:style-name="T28"> </text:span><text:span text:style-name="T16">W bazie danych </text:span><text:span text:style-name="T17">nic się nie dodało</text:span></text:p>
      <text:p text:style-name="P35"><text:span text:style-name="T15">2) Operacja zwraca komunikat: </text:span><text:span text:style-name="T18">could not execute statement</text:span></text:p>
      <text:p text:style-name="P22">3) Operacja zwraca kod błędu: SOAP-ENV:Server</text:p>
      <text:p text:style-name="P22"/>
      <text:p text:style-name="P22"/>
      <text:p text:style-name="P22"/>
      <text:p text:style-name="P22"/>
      <text:p text:style-name="P22"/>
      <text:p text:style-name="P53"><text:span text:style-name="T4">Identyfikator</text:span><text:span text:style-name="T38">: ID 1.4</text:span></text:p>
      <text:p text:style-name="P5"/>
      <text:p text:style-name="P5">- <text:span text:style-name="T1">Cel testu / Tytuł testu:</text:span> <text:span text:style-name="T29">AddWord: Próba dodania już istniejącej pary słów</text:span></text:p>
      <text:p text:style-name="P5"/>
      <text:p text:style-name="P5">- <text:span text:style-name="T1">Warunki początkowe: </text:span><text:span text:style-name="T8">w bazie danych znajduje się para słów wordPln-wordEng:</text:span></text:p>
      <text:p text:style-name="P39">Patronaż-Patronage</text:p>
      <text:p text:style-name="P39"/>
      <text:p text:style-name="P5"><text:span text:style-name="T15">- </text:span><text:span text:style-name="T26">Akcja / Kroki do wykonania:</text:span></text:p>
      <text:p text:style-name="P5"><text:span text:style-name="T15">1) </text:span><text:span text:style-name="T16">podanie wordPln: </text:span><text:span text:style-name="T18">Patronaż</text:span></text:p>
      <text:p text:style-name="P5"><text:span text:style-name="T15">2) </text:span><text:span text:style-name="T16">podanie wordEng: </text:span><text:span text:style-name="T19">Patronage</text:span></text:p>
      <text:p text:style-name="P16">3) <text:span text:style-name="T29">wywołanie operacji AddWord</text:span></text:p>
      <text:p text:style-name="P16"/>
      <text:p text:style-name="P5"><text:span text:style-name="T15">- </text:span><text:span text:style-name="T27">Oczekiwany wynik testu:</text:span></text:p>
      <text:p text:style-name="P5"><text:span text:style-name="T16">1)</text:span><text:span text:style-name="T28"> </text:span><text:span text:style-name="T16">W bazie danych </text:span><text:span text:style-name="T17">nic się nie dodało</text:span></text:p>
      <text:p text:style-name="P36"><text:span text:style-name="T15">2) Operacja zwraca komunikat: </text:span><text:span text:style-name="T19">Ups, to już było</text:span></text:p>
      <text:p text:style-name="P23">3) Operacja zwraca kod błędu: SOAP-ENV:Server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61"><text:soft-page-break/></text:p>
      <text:p text:style-name="P61"/>
      <text:p text:style-name="P61"/>
      <text:p text:style-name="P54"><text:span text:style-name="T40">Identyfikator</text:span><text:span text:style-name="T41">: ID 1.5</text:span></text:p>
      <text:p text:style-name="P7"/>
      <text:p text:style-name="P7">- <text:span text:style-name="T1">Cel testu / Tytuł testu:</text:span> <text:span text:style-name="T29">AddWord: Nie podano parametru wordPln</text:span></text:p>
      <text:p text:style-name="P7"/>
      <text:p text:style-name="P7">- <text:span text:style-name="T1">Warunki początkowe: </text:span><text:span text:style-name="T9">dowolne dane w bazie danych</text:span></text:p>
      <text:p text:style-name="P40"/>
      <text:p text:style-name="P7"><text:span text:style-name="T15">- </text:span><text:span text:style-name="T26">Akcja / Kroki do wykonania:</text:span></text:p>
      <text:p text:style-name="P7"><text:span text:style-name="T15">1) </text:span><text:span text:style-name="T20">nie</text:span><text:span text:style-name="T16">podanie wordPln </text:span><text:span text:style-name="T20">w zapytaniu</text:span></text:p>
      <text:p text:style-name="P7"><text:span text:style-name="T15">2) </text:span><text:span text:style-name="T16">podanie wordEng: </text:span><text:span text:style-name="T19">Patronage</text:span></text:p>
      <text:p text:style-name="P17">3) <text:span text:style-name="T29">wywołanie operacji AddWord</text:span></text:p>
      <text:p text:style-name="P17"/>
      <text:p text:style-name="P7"><text:span text:style-name="T15">- </text:span><text:span text:style-name="T27">Oczekiwany wynik testu:</text:span></text:p>
      <text:p text:style-name="P7"><text:span text:style-name="T16">1)</text:span><text:span text:style-name="T28"> </text:span><text:span text:style-name="T16">W bazie danych </text:span><text:span text:style-name="T17">nic się nie dodało</text:span></text:p>
      <text:p text:style-name="P29"/>
      <text:p text:style-name="P29"/>
      <text:p text:style-name="P29"/>
      <text:p text:style-name="P29"/>
      <text:p text:style-name="P29"/>
      <text:p text:style-name="P30"/>
      <text:p text:style-name="P54"><text:span text:style-name="T4">Identyfikator</text:span><text:span text:style-name="T38">: ID 1.6</text:span></text:p>
      <text:p text:style-name="P7"/>
      <text:p text:style-name="P7">- <text:span text:style-name="T1">Cel testu / Tytuł testu:</text:span> <text:span text:style-name="T29">AddWord: Nie podano parametru wordEng</text:span></text:p>
      <text:p text:style-name="P7"/>
      <text:p text:style-name="P7">- <text:span text:style-name="T1">Warunki początkowe: </text:span><text:span text:style-name="T9">dowolne dane w bazie danych</text:span></text:p>
      <text:p text:style-name="P40"/>
      <text:p text:style-name="P7"><text:span text:style-name="T15">- </text:span><text:span text:style-name="T26">Akcja / Kroki do wykonania:</text:span></text:p>
      <text:p text:style-name="P7"><text:span text:style-name="T15">1) </text:span><text:span text:style-name="T16">podanie wordPln: </text:span><text:span text:style-name="T20">Patronaż</text:span></text:p>
      <text:p text:style-name="P7"><text:span text:style-name="T15">2) </text:span><text:span text:style-name="T20">nie</text:span><text:span text:style-name="T16">podanie wordEng </text:span><text:span text:style-name="T20">w zapytaniu</text:span></text:p>
      <text:p text:style-name="P17">3) <text:span text:style-name="T29">wywołanie operacji AddWord</text:span></text:p>
      <text:p text:style-name="P17"/>
      <text:p text:style-name="P7"><text:span text:style-name="T15">- </text:span><text:span text:style-name="T27">Oczekiwany wynik testu:</text:span></text:p>
      <text:p text:style-name="P17"><text:span text:style-name="T29">1)</text:span><text:span text:style-name="T2"> </text:span><text:span text:style-name="T29">W bazie danych nic się nie dodało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55"><text:span text:style-name="T4">Identyfikator</text:span><text:span text:style-name="T38">: ID 2.1</text:span></text:p>
      <text:p text:style-name="P8"/>
      <text:p text:style-name="P8">- <text:span text:style-name="T1">Cel testu / Tytuł testu:</text:span> <text:span text:style-name="T30">TranslatePlnToEng: Poprawne tłumaczenie</text:span></text:p>
      <text:p text:style-name="P8"/>
      <text:p text:style-name="P8">- <text:span text:style-name="T1">Warunki początkowe: </text:span><text:span text:style-name="T10">W bazie danych znajdują się rekordy wordPln-wordEng: Patronaż-Patronage i Patronaż-Sponsorship. Dla wordPln Patronaż pasują tylko dwa rekordy wordEng Patronage </text:span><text:span text:style-name="T11">i Sponsorship</text:span><text:span text:style-name="T10"> </text:span></text:p>
      <text:p text:style-name="P41"/>
      <text:p text:style-name="P8"><text:span text:style-name="T15">- </text:span><text:span text:style-name="T26">Akcja / Kroki do wykonania:</text:span></text:p>
      <text:p text:style-name="P8"><text:span text:style-name="T15">1) </text:span><text:span text:style-name="T16">podanie wordPln: </text:span><text:span text:style-name="T20">Patronaż</text:span></text:p>
      <text:p text:style-name="P8"><text:span text:style-name="T21">2</text:span><text:span text:style-name="T15">) </text:span><text:span text:style-name="T16">wywołanie operacji </text:span><text:span text:style-name="T21">TranslatePlnToEng</text:span></text:p>
      <text:p text:style-name="P18"/>
      <text:p text:style-name="P8"><text:span text:style-name="T15">- </text:span><text:span text:style-name="T27">Oczekiwany wynik testu:</text:span></text:p>
      <text:p text:style-name="P24"><text:span text:style-name="T31">1</text:span>) operacja zwraca <text:span text:style-name="T31">2 parametry</text:span>:</text:p>
      <text:p text:style-name="P24"><text:span text:style-name="T31">&lt;</text:span>ns2:wordEng<text:span text:style-name="T31">&gt;Patronage&lt;/ns2:wordEng&gt;</text:span></text:p>
      <text:p text:style-name="P24"><text:span text:style-name="T31">&lt;</text:span>ns2:wordEng<text:span text:style-name="T31">&gt;Sponsorship&lt;/ns2:wordEng&gt;</text:span></text:p>
      <text:p text:style-name="P31">2) wywołano 2 tłumaczenia dla wyrazu Patronaż: Patronage i Sponsorship</text:p>
      <text:p text:style-name="P24"/>
      <text:p text:style-name="P24"/>
      <text:p text:style-name="P24"/>
      <text:p text:style-name="P24"/>
      <text:p text:style-name="P24"/>
      <text:p text:style-name="P56"><text:span text:style-name="T4">Identyfikator</text:span><text:span text:style-name="T38">: ID 2.2</text:span></text:p>
      <text:p text:style-name="P9"/>
      <text:p text:style-name="P9">- <text:span text:style-name="T1">Cel testu / Tytuł testu:</text:span> <text:span text:style-name="T30">TranslatePlnToEng: Brak tłumaczenia</text:span></text:p>
      <text:p text:style-name="P9"/>
      <text:p text:style-name="P9">- <text:span text:style-name="T1">Środowisko testu: </text:span><text:span text:style-name="T2">zapytać !!!!!!!!!</text:span></text:p>
      <text:p text:style-name="P9"/>
      <text:p text:style-name="P9">- <text:span text:style-name="T1">Warunki początkowe: </text:span><text:span text:style-name="T10">W bazie danych </text:span><text:span text:style-name="T12">nie ma rekordu z wordPln: Patronaż.</text:span></text:p>
      <text:p text:style-name="P44"/>
      <text:p text:style-name="P9"><text:span text:style-name="T15">- </text:span><text:span text:style-name="T26">Akcja / Kroki do wykonania:</text:span></text:p>
      <text:p text:style-name="P9"><text:span text:style-name="T15">1) </text:span><text:span text:style-name="T16">podanie wordPln: </text:span><text:span text:style-name="T20">Patronaż</text:span></text:p>
      <text:p text:style-name="P9"><text:span text:style-name="T21">2</text:span><text:span text:style-name="T15">) </text:span><text:span text:style-name="T16">wywołanie operacji </text:span><text:span text:style-name="T21">TranslatePlnToEng</text:span></text:p>
      <text:p text:style-name="P19"/>
      <text:p text:style-name="P9"><text:span text:style-name="T15">- </text:span><text:span text:style-name="T27">Oczekiwany wynik testu:</text:span></text:p>
      <text:p text:style-name="P25"><text:span text:style-name="T31">1</text:span>) <text:span text:style-name="T32">Komunikat: nie znaleziono tłumaczenia</text:span></text:p>
      <text:p text:style-name="P27">2) Kod: SOAP-ENV:Server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62"/>
      <text:p text:style-name="P62"><text:soft-page-break/></text:p>
      <text:p text:style-name="P62"/>
      <text:p text:style-name="P62"/>
      <text:p text:style-name="P62"><text:span text:style-name="T5"/></text:p>
      <text:p text:style-name="P62"/>
      <text:p text:style-name="P56"><text:span text:style-name="T4">Identyfikator</text:span><text:span text:style-name="T38">: ID 2.3 </text:span></text:p>
      <text:p text:style-name="P9"/>
      <text:p text:style-name="P9">- <text:span text:style-name="T1">Cel testu / Tytuł testu:</text:span> <text:span text:style-name="T30">TranslatePlnToEng: Brak parametru wordPln w zapytaniu</text:span></text:p>
      <text:p text:style-name="P9"/>
      <text:p text:style-name="P9">- <text:span text:style-name="T1">Warunki początkowe: </text:span><text:span text:style-name="T12">dowolne dane w bazie danych</text:span></text:p>
      <text:p text:style-name="P42"/>
      <text:p text:style-name="P9"><text:span text:style-name="T15">- </text:span><text:span text:style-name="T26">Akcja / Kroki do wykonania:</text:span></text:p>
      <text:p text:style-name="P9"><text:span text:style-name="T15">1) </text:span><text:span text:style-name="T22">brak </text:span><text:span text:style-name="T16">pod</text:span><text:span text:style-name="T22">ania</text:span><text:span text:style-name="T16"> wordPln</text:span></text:p>
      <text:p text:style-name="P9"><text:span text:style-name="T21">2</text:span><text:span text:style-name="T15">) </text:span><text:span text:style-name="T16">wywołanie operacji </text:span><text:span text:style-name="T21">TranslatePlnToEng</text:span></text:p>
      <text:p text:style-name="P19"/>
      <text:p text:style-name="P9"><text:span text:style-name="T15">- </text:span><text:span text:style-name="T27">Oczekiwany wynik testu:</text:span></text:p>
      <text:p text:style-name="P25"><text:span text:style-name="T31">1</text:span>) <text:span text:style-name="T32">nieokreślony błąd</text:span></text:p>
      <text:p text:style-name="P25"/>
      <text:p text:style-name="P25"/>
      <text:p text:style-name="P25"/>
      <text:p text:style-name="P25"/>
      <text:p text:style-name="P57"><text:span text:style-name="T4">Identyfikator</text:span><text:span text:style-name="T38">: ID 3.1</text:span></text:p>
      <text:p text:style-name="P10"/>
      <text:p text:style-name="P10">- <text:span text:style-name="T1">Cel testu / Tytuł testu:</text:span> <text:span text:style-name="T30">TranslateEngToPln: Poprawne tłumaczenie</text:span></text:p>
      <text:p text:style-name="P10"/>
      <text:p text:style-name="P10">- <text:span text:style-name="T1">Warunki początkowe: </text:span><text:span text:style-name="T10">W bazie danych znajdują się rekordy wordPln-wordEng: Patronaż-Patronage i </text:span><text:span text:style-name="T13">Mecenat</text:span><text:span text:style-name="T10">-</text:span><text:span text:style-name="T14">Patronage</text:span><text:span text:style-name="T10">. Dla word</text:span><text:span text:style-name="T13">Eng</text:span><text:span text:style-name="T10"> </text:span><text:span text:style-name="T13">Patronage </text:span><text:span text:style-name="T10">pasują tylko dwa rekordy word</text:span><text:span text:style-name="T13">Pln</text:span><text:span text:style-name="T10"> </text:span><text:span text:style-name="T13">Patronaż i Mecenat</text:span></text:p>
      <text:p text:style-name="P43"/>
      <text:p text:style-name="P10"><text:span text:style-name="T15">- </text:span><text:span text:style-name="T26">Akcja / Kroki do wykonania:</text:span></text:p>
      <text:p text:style-name="P10"><text:span text:style-name="T15">1) </text:span><text:span text:style-name="T16">podanie word</text:span><text:span text:style-name="T23">Eng</text:span><text:span text:style-name="T16">: </text:span><text:span text:style-name="T23">Patronage</text:span></text:p>
      <text:p text:style-name="P10"><text:span text:style-name="T21">2</text:span><text:span text:style-name="T15">) </text:span><text:span text:style-name="T16">wywołanie operacji </text:span><text:span text:style-name="T21">Translate</text:span><text:span text:style-name="T23">Eng</text:span><text:span text:style-name="T21">To</text:span><text:span text:style-name="T23">Pln</text:span></text:p>
      <text:p text:style-name="P20"/>
      <text:p text:style-name="P10"><text:span text:style-name="T15">- </text:span><text:span text:style-name="T27">Oczekiwany wynik testu:</text:span></text:p>
      <text:p text:style-name="P26"><text:span text:style-name="T31">1</text:span>) operacja zwraca <text:span text:style-name="T31">2 parametry</text:span>:</text:p>
      <text:p text:style-name="P26"><text:span text:style-name="T31">&lt;</text:span>ns2:word<text:span text:style-name="T33">Pln&gt;Patronaż&lt;/ns2:wordPln&gt;</text:span></text:p>
      <text:p text:style-name="P26"><text:span text:style-name="T31">&lt;</text:span>ns2:word<text:span text:style-name="T33">Pln&gt;Mecenat&lt;/ns2:wordPln&gt;</text:span></text:p>
      <text:p text:style-name="P32">2) wywołano 2 tłumaczenia dla wyrazu Patronage: Patronaż i Mecenat</text:p>
      <text:p text:style-name="P26"/>
      <text:p text:style-name="P26"/>
      <text:p text:style-name="P26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63"/>
      <text:p text:style-name="P63"/>
      <text:p text:style-name="P63"/>
      <text:p text:style-name="P57"><text:span text:style-name="T4">Identyfikator</text:span><text:span text:style-name="T38">: ID 3.2</text:span></text:p>
      <text:p text:style-name="P10"/>
      <text:p text:style-name="P10">- <text:span text:style-name="T1">Cel testu / Tytuł testu:</text:span> <text:span text:style-name="T30">TranslateEngToPln: Brak tłumaczenia</text:span></text:p>
      <text:p text:style-name="P64"/>
      <text:p text:style-name="P10">- <text:span text:style-name="T1">Warunki początkowe: </text:span><text:span text:style-name="T10">W bazie danych </text:span><text:span text:style-name="T12">nie ma rekordu z word</text:span><text:span text:style-name="T13">Eng</text:span><text:span text:style-name="T12">: </text:span><text:span text:style-name="T13">Patronage</text:span><text:span text:style-name="T12">.</text:span></text:p>
      <text:p text:style-name="P45"/>
      <text:p text:style-name="P10"><text:span text:style-name="T15">- </text:span><text:span text:style-name="T26">Akcja / Kroki do wykonania:</text:span></text:p>
      <text:p text:style-name="P10"><text:span text:style-name="T15">1) </text:span><text:span text:style-name="T16">podanie word</text:span><text:span text:style-name="T25">Eng</text:span><text:span text:style-name="T16">: </text:span><text:span text:style-name="T23">Patronage</text:span></text:p>
      <text:p text:style-name="P10"><text:span text:style-name="T21">2</text:span><text:span text:style-name="T15">) </text:span><text:span text:style-name="T16">wywołanie operacji </text:span><text:span text:style-name="T21">Translate</text:span><text:span text:style-name="T23">Eng</text:span><text:span text:style-name="T21">To</text:span><text:span text:style-name="T23">Pln</text:span></text:p>
      <text:p text:style-name="P20"/>
      <text:p text:style-name="P10"><text:span text:style-name="T15">- </text:span><text:span text:style-name="T27">Oczekiwany wynik testu:</text:span></text:p>
      <text:p text:style-name="P26"><text:span text:style-name="T31">1</text:span>) <text:span text:style-name="T32">Komunikat: nie znaleziono tłumaczenia</text:span></text:p>
      <text:p text:style-name="P28">2) Kod: SOAP-ENV:Server</text:p>
      <text:p text:style-name="P28"/>
      <text:p text:style-name="P28"/>
      <text:p text:style-name="P28"/>
      <text:p text:style-name="P28"><text:span text:style-name="T6"/></text:p>
      <text:p text:style-name="P28"/>
      <text:p text:style-name="P57"><text:span text:style-name="T4">Identyfikator</text:span><text:span text:style-name="T38">: ID 3.3 </text:span></text:p>
      <text:p text:style-name="P10"/>
      <text:p text:style-name="P10">- <text:span text:style-name="T1">Cel testu / Tytuł testu:</text:span> <text:span text:style-name="T30">TranslateEngToPln: Brak parametru wordEng w zapytaniu</text:span></text:p>
      <text:p text:style-name="P10"/>
      <text:p text:style-name="P10">- <text:span text:style-name="T1">Warunki początkowe: </text:span><text:span text:style-name="T12">dowolne dane w bazie danych</text:span></text:p>
      <text:p text:style-name="P43"/>
      <text:p text:style-name="P10"><text:span text:style-name="T15">- </text:span><text:span text:style-name="T26">Akcja / Kroki do wykonania:</text:span></text:p>
      <text:p text:style-name="P10"><text:span text:style-name="T15">1) </text:span><text:span text:style-name="T22">brak </text:span><text:span text:style-name="T16">pod</text:span><text:span text:style-name="T22">ania</text:span><text:span text:style-name="T16"> word</text:span><text:span text:style-name="T24">Eng</text:span></text:p>
      <text:p text:style-name="P10"><text:span text:style-name="T21">2</text:span><text:span text:style-name="T15">) </text:span><text:span text:style-name="T16">wywołanie operacji </text:span><text:span text:style-name="T21">Translate</text:span><text:span text:style-name="T24">Eng</text:span><text:span text:style-name="T21">To</text:span><text:span text:style-name="T24">Pln</text:span></text:p>
      <text:p text:style-name="P20"/>
      <text:p text:style-name="P10"><text:span text:style-name="T15">- </text:span><text:span text:style-name="T27">Oczekiwany wynik testu:</text:span></text:p>
      <text:p text:style-name="P26"><text:span text:style-name="T31">1</text:span>) <text:span text:style-name="T32">nieokreślony błąd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9M30S</meta:editing-duration>
    <meta:editing-cycles>38</meta:editing-cycles>
    <meta:generator>LibreOffice/5.0.4.2$Windows_x86 LibreOffice_project/2b9802c1994aa0b7dc6079e128979269cf95bc78</meta:generator>
    <dc:date>2016-01-19T12:29:17.731000000</dc:date>
    <meta:document-statistic meta:table-count="0" meta:image-count="0" meta:object-count="0" meta:page-count="7" meta:paragraph-count="142" meta:word-count="911" meta:character-count="6683" meta:non-whitespace-character-count="5488"/>
    <meta:user-defined meta:name="Info 1"/>
    <meta:user-defined meta:name="Info 2"/>
    <meta:user-defined meta:name="Info 3"/>
    <meta:user-defined meta:name="Info 4"/>
  </office:meta>
</office:document-meta>
</file>